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4.086cm" svg:y1="2.346cm" svg:x2="0.026cm" svg:y2="2.346cm">
          <text:p/>
        </draw:line>
        <draw:line draw:style-name="gr1" draw:layer="layout" svg:x1="2.343cm" svg:y1="11.765cm" svg:x2="11.737cm" svg:y2="11.765cm">
          <text:p/>
        </draw:line>
        <draw:line draw:style-name="gr1" draw:layer="layout" svg:x1="14.086cm" svg:y1="2.346cm" svg:x2="11.737cm" svg:y2="11.766cm">
          <text:p/>
        </draw:line>
        <draw:line draw:style-name="gr1" draw:layer="layout" svg:x1="0.026cm" svg:y1="2.346cm" svg:x2="2.344cm" svg:y2="11.7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"/>
    <meta:generator>LibreOffice/4.3.3.2$Linux_x86 LibreOffice_project/430m0$Build-2</meta:generator>
  </office:meta>
</office:document-meta>
</file>